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228ec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88cc" officeooo:paragraph-rsid="0042366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28ec6" officeooo:paragraph-rsid="00228ec6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3357ff" officeooo:paragraph-rsid="0026705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9a6dd" officeooo:paragraph-rsid="0029a6dd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19eb27" officeooo:paragraph-rsid="0019eb27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28ec6" officeooo:paragraph-rsid="00228ec6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style="italic" officeooo:rsid="00430d51" officeooo:paragraph-rsid="00430d51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officeooo:paragraph-rsid="0019eb2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officeooo:rsid="00401150" officeooo:paragraph-rsid="0040115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paragraph-rsid="00443b50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9a6dd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228ec6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2922c3" style:font-size-asian="12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3efd3e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8417d" style:font-size-asian="12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26705b" style:font-size-asian="12pt" style:font-size-complex="12pt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paragraph-rsid="002b8261" style:font-size-asian="12pt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43b50" officeooo:paragraph-rsid="00443b50" style:font-size-asian="12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2d22b9" officeooo:paragraph-rsid="002d22b9" style:font-size-asian="12pt" style:font-size-complex="12pt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rsid="002b8261" officeooo:paragraph-rsid="002b8261" style:font-size-asian="12pt" style:font-size-complex="12pt"/>
    </style:style>
    <style:style style:name="P24" style:family="paragraph" style:parent-style-name="Standard" style:list-style-name="L6">
      <style:text-properties style:font-name="DejaVu Sans Condensed" fo:font-size="12pt" officeooo:rsid="002b8261" officeooo:paragraph-rsid="002b8261" style:font-size-asian="12pt" style:font-size-complex="12pt"/>
    </style:style>
    <style:style style:name="P25" style:family="paragraph" style:parent-style-name="Standard" style:list-style-name="L6">
      <style:text-properties style:font-name="DejaVu Sans Condensed" fo:font-size="12pt" officeooo:rsid="0026bcab" officeooo:paragraph-rsid="0026bcab" style:font-size-asian="12pt" style:font-size-complex="12pt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rsid="00495125" officeooo:paragraph-rsid="00495125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83c7" officeooo:paragraph-rsid="004483c7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747cc" officeooo:paragraph-rsid="0042366b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01150" officeooo:paragraph-rsid="0042366b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430d51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2b4f07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42366b"/>
    </style:style>
    <style:style style:name="P33" style:family="paragraph" style:parent-style-name="Standard" style:list-style-name="L3">
      <style:paragraph-properties fo:text-align="start" style:justify-single-word="false"/>
      <style:text-properties officeooo:paragraph-rsid="0042366b"/>
    </style:style>
    <style:style style:name="T1" style:family="text">
      <style:text-properties style:font-name="DejaVu Sans Condensed" fo:font-size="12pt" fo:font-weight="bold" officeooo:rsid="004688c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01150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747cc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3f6f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26304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30d5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7419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922c3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b4f0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c49d9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95125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officeooo:rsid="00401150" style:font-size-asian="12pt" style:font-size-complex="12pt"/>
    </style:style>
    <style:style style:name="T14" style:family="text">
      <style:text-properties style:font-name="DejaVu Sans Condensed" fo:font-size="12pt" officeooo:rsid="004747cc" style:font-size-asian="12pt" style:font-size-complex="12pt"/>
    </style:style>
    <style:style style:name="T15" style:family="text">
      <style:text-properties style:font-name="DejaVu Sans Condensed" fo:font-size="12pt" fo:font-weight="normal" officeooo:rsid="00430d51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483c7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2b4f07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95125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2c49d9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weight="normal" officeooo:rsid="0018178b" style:font-weight-asian="normal" style:font-weight-complex="normal"/>
    </style:style>
    <style:style style:name="T21" style:family="text">
      <style:text-properties officeooo:rsid="001ae3a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178b" style:font-weight-asian="bold" style:font-weight-complex="bold"/>
    </style:style>
    <style:style style:name="T24" style:family="text">
      <style:text-properties fo:font-weight="bold" officeooo:rsid="002c49d9" style:font-weight-asian="bold" style:font-weight-complex="bold"/>
    </style:style>
    <style:style style:name="T25" style:family="text">
      <style:text-properties fo:font-weight="bold" officeooo:rsid="003545f3" style:font-weight-asian="bold" style:font-weight-complex="bold"/>
    </style:style>
    <style:style style:name="T26" style:family="text">
      <style:text-properties fo:font-weight="bold" officeooo:rsid="002af031" style:font-weight-asian="bold" style:font-weight-complex="bold"/>
    </style:style>
    <style:style style:name="T27" style:family="text">
      <style:text-properties fo:font-weight="bold" officeooo:rsid="002922c3" style:font-weight-asian="bold" style:font-weight-complex="bold"/>
    </style:style>
    <style:style style:name="T28" style:family="text">
      <style:text-properties fo:font-weight="bold" officeooo:rsid="002b4f07" style:font-weight-asian="bold" style:font-weight-complex="bold"/>
    </style:style>
    <style:style style:name="T29" style:family="text">
      <style:text-properties fo:font-weight="bold" officeooo:rsid="00228ec6" style:font-weight-asian="bold" style:font-weight-complex="bold"/>
    </style:style>
    <style:style style:name="T30" style:family="text">
      <style:text-properties fo:font-weight="bold" officeooo:rsid="003efd3e" style:font-weight-asian="bold" style:font-weight-complex="bold"/>
    </style:style>
    <style:style style:name="T31" style:family="text">
      <style:text-properties fo:font-weight="bold" officeooo:rsid="0026705b" style:font-weight-asian="bold" style:font-weight-complex="bold"/>
    </style:style>
    <style:style style:name="T32" style:family="text">
      <style:text-properties fo:font-weight="bold" officeooo:rsid="00388da2" style:font-weight-asian="bold" style:font-weight-complex="bold"/>
    </style:style>
    <style:style style:name="T33" style:family="text">
      <style:text-properties fo:font-weight="bold" officeooo:rsid="002b8261" style:font-weight-asian="bold" style:font-weight-complex="bold"/>
    </style:style>
    <style:style style:name="T34" style:family="text">
      <style:text-properties fo:font-weight="bold" officeooo:rsid="004747cc" style:font-weight-asian="bold" style:font-weight-complex="bold"/>
    </style:style>
    <style:style style:name="T35" style:family="text">
      <style:text-properties fo:font-weight="bold" officeooo:rsid="0042366b" style:font-weight-asian="bold" style:font-weight-complex="bold"/>
    </style:style>
    <style:style style:name="T36" style:family="text">
      <style:text-properties fo:font-weight="bold" officeooo:rsid="00443b50" style:font-weight-asian="bold" style:font-weight-complex="bold"/>
    </style:style>
    <style:style style:name="T37" style:family="text">
      <style:text-properties fo:font-weight="bold" officeooo:rsid="00495125" style:font-weight-asian="bold" style:font-weight-complex="bold"/>
    </style:style>
    <style:style style:name="T38" style:family="text">
      <style:text-properties officeooo:rsid="003b4d34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8178b" style:font-weight-asian="normal" style:font-weight-complex="normal"/>
    </style:style>
    <style:style style:name="T41" style:family="text">
      <style:text-properties fo:font-weight="normal" officeooo:rsid="002922c3" style:font-weight-asian="normal" style:font-weight-complex="normal"/>
    </style:style>
    <style:style style:name="T42" style:family="text">
      <style:text-properties fo:font-weight="normal" officeooo:rsid="002b4f07" style:font-weight-asian="normal" style:font-weight-complex="normal"/>
    </style:style>
    <style:style style:name="T43" style:family="text">
      <style:text-properties fo:font-weight="normal" officeooo:rsid="002c49d9" style:font-weight-asian="normal" style:font-weight-complex="normal"/>
    </style:style>
    <style:style style:name="T44" style:family="text">
      <style:text-properties fo:font-weight="normal" officeooo:rsid="002ed78d" style:font-weight-asian="normal" style:font-weight-complex="normal"/>
    </style:style>
    <style:style style:name="T45" style:family="text">
      <style:text-properties fo:font-weight="normal" officeooo:rsid="003ed67f" style:font-weight-asian="normal" style:font-weight-complex="normal"/>
    </style:style>
    <style:style style:name="T46" style:family="text">
      <style:text-properties fo:font-weight="normal" officeooo:rsid="003545f3" style:font-weight-asian="normal" style:font-weight-complex="normal"/>
    </style:style>
    <style:style style:name="T47" style:family="text">
      <style:text-properties fo:font-weight="normal" officeooo:rsid="00362dba" style:font-weight-asian="normal" style:font-weight-complex="normal"/>
    </style:style>
    <style:style style:name="T48" style:family="text">
      <style:text-properties fo:font-weight="normal" officeooo:rsid="00228ec6" style:font-weight-asian="normal" style:font-weight-complex="normal"/>
    </style:style>
    <style:style style:name="T49" style:family="text">
      <style:text-properties fo:font-weight="normal" officeooo:rsid="003efd3e" style:font-weight-asian="normal" style:font-weight-complex="normal"/>
    </style:style>
    <style:style style:name="T50" style:family="text">
      <style:text-properties fo:font-weight="normal" officeooo:rsid="00401150" style:font-weight-asian="normal" style:font-weight-complex="normal"/>
    </style:style>
    <style:style style:name="T51" style:family="text">
      <style:text-properties fo:font-weight="normal" officeooo:rsid="002b8261" style:font-weight-asian="normal" style:font-weight-complex="normal"/>
    </style:style>
    <style:style style:name="T52" style:family="text">
      <style:text-properties fo:font-weight="normal" officeooo:rsid="0042366b" style:font-weight-asian="normal" style:font-weight-complex="normal"/>
    </style:style>
    <style:style style:name="T53" style:family="text">
      <style:text-properties fo:font-weight="normal" officeooo:rsid="0048931d" style:font-weight-asian="normal" style:font-weight-complex="normal"/>
    </style:style>
    <style:style style:name="T54" style:family="text">
      <style:text-properties fo:font-weight="normal" officeooo:rsid="00495125" style:font-weight-asian="normal" style:font-weight-complex="normal"/>
    </style:style>
    <style:style style:name="T55" style:family="text">
      <style:text-properties fo:font-style="normal" fo:font-weight="bold" officeooo:rsid="0029a6dd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3ed67f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3efd3e" style:font-style-asian="normal" style:font-weight-asian="bold" style:font-style-complex="normal" style:font-weight-complex="bold"/>
    </style:style>
    <style:style style:name="T58" style:family="text">
      <style:text-properties fo:font-style="normal" fo:font-weight="normal" officeooo:rsid="0029a6dd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efd3e" style:font-style-asian="normal" style:font-weight-asian="normal" style:font-style-complex="normal" style:font-weight-complex="normal"/>
    </style:style>
    <style:style style:name="T60" style:family="text">
      <style:text-properties fo:font-style="italic" fo:font-weight="normal" officeooo:rsid="0019eb27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3cdc68" style:font-style-asian="italic" style:font-weight-asian="normal" style:font-style-complex="italic" style:font-weight-complex="normal"/>
    </style:style>
    <style:style style:name="T62" style:family="text">
      <style:text-properties officeooo:rsid="004747cc"/>
    </style:style>
    <style:style style:name="T63" style:family="text">
      <style:text-properties officeooo:rsid="004688cc"/>
    </style:style>
    <style:style style:name="T64" style:family="text">
      <style:text-properties style:text-line-through-style="solid" style:text-line-through-type="single" fo:font-weight="normal" officeooo:rsid="0048931d" style:font-weight-asian="normal" style:font-weight-complex="normal"/>
    </style:style>
    <style:style style:name="T65" style:family="text">
      <style:text-properties style:text-line-through-style="none" style:text-line-through-type="none" fo:font-weight="normal" officeooo:rsid="0048931d" style:font-weight-asian="normal" style:font-weight-complex="normal"/>
    </style:style>
    <style:style style:name="T66" style:family="text">
      <style:text-properties style:text-line-through-style="none" style:text-line-through-type="none" fo:font-weight="normal" officeooo:rsid="0048f0c8" style:font-weight-asian="normal" style:font-weight-complex="normal"/>
    </style:style>
    <style:style style:name="T67" style:family="text">
      <style:text-properties officeooo:rsid="004951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3</text:span><text:span text:style-name="T8">0</text:span><text:span text:style-name="T5">1 - Flight</text:span><text:span text:style-name="T4"> - </text:span><text:span text:style-name="T5">Preflight, </text:span><text:span text:style-name="T6">Countermeasures, </text:span><text:span text:style-name="T5">Navigation, Performance Limits</text:span></text:p>
      <text:p text:style-name="P4"/>
      <text:p text:style-name="P4">Before takeoff (hot start or auto started)</text:p>
      <text:p text:style-name="P7">HOTAS:</text:p>
      <text:list xml:id="list3432211691" text:style-name="L1">
        <text:list-item>
          <text:p text:style-name="P14"><text:span text:style-name="T55">Throttle</text:span><text:span text:style-name="T58"> ... </text:span><text:span text:style-name="T55">Automatic</text:span><text:span text:style-name="T58"> setting </text:span><text:span text:style-name="T59">detent</text:span><text:span text:style-name="T58">, about halfway (</text:span><text:span text:style-name="T56">Coll Twist Grip </text:span><text:span text:style-name="T57">to idle stop</text:span><text:span text:style-name="T58">)</text:span></text:p>
        </text:list-item>
      </text:list>
      <text:p text:style-name="P11"><text:span text:style-name="T60">Right </text:span><text:span text:style-name="T61">console and wall</text:span><text:span text:style-name="T60">:</text:span></text:p>
      <text:list xml:id="list3677418947" text:style-name="L2">
        <text:list-item>
          <text:p text:style-name="P15"><text:span text:style-name="T40">PVI-800 </text:span><text:span text:style-name="T23">WPT</text:span><text:span text:style-name="T40"> button ... </text:span><text:span text:style-name="T24">OFF</text:span><text:span text:style-name="T40"> (right knee, keypad under ABRIS MFD)</text:span></text:p>
        </text:list-item>
        <text:list-item>
          <text:p text:style-name="P15"><text:span text:style-name="T23">Autopilot heading hold</text:span><text:span text:style-name="T40"> ... </text:span><text:span text:style-name="T24">OFF</text:span><text:span text:style-name="T40"> (keep roll and pitch on) (right knee, or </text:span><text:span text:style-name="T23">B4</text:span><text:span text:style-name="T40"> or </text:span><text:span text:style-name="T25">Coll Top Hat right</text:span><text:span text:style-name="T40">)</text:span></text:p>
        </text:list-item>
        <text:list-item>
          <text:p text:style-name="P16"><text:span text:style-name="T26">Self ID</text:span><text:span text:style-name="T27"> knob for datalink</text:span><text:span text:style-name="T41"> ... </text:span><text:span text:style-name="T36">1 if you are flight lead, 2/3/4 if you are wingman</text:span></text:p>
        </text:list-item>
        <text:list-item>
          <text:p text:style-name="P21"><text:span text:style-name="T36">D</text:span><text:span text:style-name="T22">atalink mode knob</text:span><text:span text:style-name="T39"> ... </text:span><text:span text:style-name="T22">WINGM</text:span><text:span text:style-name="T39"> </text:span><text:span text:style-name="T53">(allows you to send/receive to all planes in flight; </text:span><text:span text:style-name="T64">COM only allows you to send data to wingmen, not receive it</text:span><text:span text:style-name="T65"> </text:span><text:span text:style-name="T66">(Volk says COM only means you have a double circle instead of a single circle on other heli's displays??)</text:span><text:span text:style-name="T53">)</text:span></text:p>
        </text:list-item>
        <text:list-item>
          <text:p text:style-name="P31"><text:span text:style-name="T9">A</text:span><text:span text:style-name="T10">BRIS</text:span><text:span text:style-name="T17"> ... </text:span><text:span text:style-name="T11">NAV</text:span><text:span text:style-name="T17"> page (press </text:span><text:span text:style-name="T10">OSB</text:span><text:span text:style-name="T12"> 5</text:span><text:span text:style-name="T17"> </text:span><text:span text:style-name="T19">until you're on the </text:span><text:span text:style-name="T12">NAV</text:span><text:span text:style-name="T19"> page</text:span><text:span text:style-name="T17">, then </text:span><text:span text:style-name="T10">MAP</text:span><text:span text:style-name="T17"> OSB to get scale adjustments)</text:span></text:p>
        </text:list-item>
        <text:list-item>
          <text:p text:style-name="P22"><text:span text:style-name="T28">L</text:span><text:span text:style-name="T22">ights</text:span><text:span text:style-name="T39"> ... </text:span><text:span text:style-name="T22">As needed</text:span><text:span text:style-name="T39"> (</text:span><text:span text:style-name="T44">rotor </text:span><text:span text:style-name="T39">tip, anti-collision, </text:span><text:span text:style-name="T45">and</text:span><text:span text:style-name="T39"> </text:span><text:span text:style-name="T45">formation lights:</text:span><text:span text:style-name="T46"> right wall switches,</text:span><text:span text:style-name="T47"> lower row rear</text:span><text:span text:style-name="T46">)</text:span></text:p>
        </text:list-item>
      </text:list>
      <text:p text:style-name="P8">Center console:</text:p>
      <text:list xml:id="list154848867638361" text:continue-numbering="true" text:style-name="L2">
        <text:list-item>
          <text:p text:style-name="P17"><text:span text:style-name="T23">H</text:span><text:span text:style-name="T29">UD brightness knob</text:span><text:span text:style-name="T48"> ... </text:span><text:span text:style-name="T29">As needed</text:span></text:p>
        </text:list-item>
        <text:list-item>
          <text:p text:style-name="P15"><text:span text:style-name="T23">Master </text:span><text:span text:style-name="T29">A</text:span><text:span text:style-name="T23">rm</text:span><text:span text:style-name="T40"> ... </text:span><text:span text:style-name="T29">ON</text:span><text:span text:style-name="T40"> (center console under Shkval)</text:span></text:p>
        </text:list-item>
        <text:list-item>
          <text:p text:style-name="P15"><text:span text:style-name="T23">Weapon launch mode</text:span><text:span text:style-name="T40"> ... </text:span><text:span text:style-name="T29">M</text:span><text:span text:style-name="T23">anual</text:span><text:span text:style-name="T40"> (under </text:span><text:span text:style-name="T48">M</text:span><text:span text:style-name="T40">aster </text:span><text:span text:style-name="T48">A</text:span><text:span text:style-name="T40">rm switch)</text:span></text:p>
        </text:list-item>
        <text:list-item>
          <text:p text:style-name="P18"><text:span text:style-name="T23">C</text:span><text:span text:style-name="T30">annon ammo type</text:span><text:span text:style-name="T49"> and </text:span><text:span text:style-name="T30">fire rate switches</text:span><text:span text:style-name="T49"> ... </text:span><text:span text:style-name="T30">As desired</text:span><text:span text:style-name="T49"> (</text:span><text:span text:style-name="T20">switches on center console under stores panel</text:span><text:span text:style-name="T49">)</text:span></text:p>
        </text:list-item>
      </text:list>
      <text:p text:style-name="P8">Left <text:span text:style-name="T38">console</text:span>:</text:p>
      <text:list xml:id="list154848248927503" text:continue-numbering="true" text:style-name="L2">
        <text:list-item>
          <text:p text:style-name="P15"><text:span text:style-name="T29">Laser designator</text:span><text:span text:style-name="T48"> ... </text:span><text:span text:style-name="T29">A</text:span><text:span text:style-name="T31">rmed</text:span><text:span text:style-name="T48"> </text:span><text:span text:style-name="T40">(</text:span><text:span text:style-name="T25">Shift-</text:span><text:span text:style-name="T32">Coll</text:span><text:span text:style-name="T25"> Red Button press</text:span><text:span text:style-name="T40">)</text:span></text:p>
        </text:list-item>
      </text:list>
      <text:p text:style-name="P9"><text:span text:style-name="T21">U</text:span>pper canopy frame:</text:p>
      <text:list xml:id="list154849657944189" text:continue-numbering="true" text:style-name="L2">
        <text:list-item>
          <text:p text:style-name="P15"><text:span text:style-name="T23">Dust protection</text:span><text:span text:style-name="T40"> ... </text:span><text:span text:style-name="T29">As needed</text:span><text:span text:style-name="T48"> </text:span><text:span text:style-name="T40">(</text:span><text:span text:style-name="T25">Shift-Coll Metal Switch 3 forward 2x</text:span><text:span text:style-name="T40"> </text:span><text:span text:style-name="T48">to turn on</text:span><text:span text:style-name="T40">)</text:span></text:p>
        </text:list-item>
        <text:list-item>
          <text:p text:style-name="P19"><text:span text:style-name="T35">Countermeasures system</text:span><text:span text:style-name="T40"> ... </text:span><text:span text:style-name="T29">B</text:span><text:span text:style-name="T23">oth sides</text:span><text:span text:style-name="T40"> (upper right corner of canopy frame), </text:span><text:span text:style-name="T50">se</text:span><text:span text:style-name="T52">e programming below</text:span></text:p>
        </text:list-item>
      </text:list>
      <text:p text:style-name="P10"><text:span text:style-name="T52">O</text:span><text:span text:style-name="T39">ther</text:span></text:p>
      <text:list xml:id="list154849421553866" text:continue-numbering="true" text:style-name="L2">
        <text:list-item>
          <text:p text:style-name="P30"><text:span text:style-name="T7">Radios</text:span><text:span text:style-name="T15"> ... </text:span><text:span text:style-name="T7">As needed</text:span><text:span text:style-name="T15"> (R-800 on left console forward of collective, R-8</text:span><text:span text:style-name="T16">28</text:span><text:span text:style-name="T15"> on right console rear, see other pages)</text:span></text:p>
        </text:list-item>
        <text:list-item>
          <text:p text:style-name="P27"><text:span text:style-name="T22">Set a navigation destination in ABRIS</text:span> (optional, see below)</text:p>
        </text:list-item>
      </text:list>
      <text:p text:style-name="P12"/>
      <text:p text:style-name="P3">UV-26 Countermeasures system</text:p>
      <text:list xml:id="list4074697735" text:style-name="L3">
        <text:list-item>
          <text:p text:style-name="P28"><text:span text:style-name="T22">Left switch</text:span> sets dispenser sides (left/both/right). <text:s/><text:span text:style-name="T63">Lights on display indicate selected side(s).</text:span></text:p>
        </text:list-item>
        <text:list-item>
          <text:p text:style-name="P28"><text:span text:style-name="T22">Right switch</text:span> toggles between showing number of flares remaining, and flare program.</text:p>
        </text:list-item>
        <text:list-item>
          <text:p text:style-name="P28">In flare program mode, display shows current program:</text:p>
        </text:list-item>
      </text:list>
      <text:list xml:id="list2396049399" text:style-name="L4">
        <text:list-item>
          <text:list>
            <text:list-item>
              <text:p text:style-name="P32"><text:span text:style-name="T13">1st number: Number of </text:span><text:span text:style-name="T14">dispensing pulses</text:span></text:p>
            </text:list-item>
            <text:list-item>
              <text:p text:style-name="P32"><text:span text:style-name="T13">2nd number: Number of flares per </text:span><text:span text:style-name="T14">pulse</text:span></text:p>
            </text:list-item>
            <text:list-item>
              <text:p text:style-name="P32"><text:span text:style-name="T13">3rd number: Number of seconds between </text:span><text:span text:style-name="T14">pulses</text:span></text:p>
            </text:list-item>
          </text:list>
        </text:list-item>
      </text:list>
      <text:list xml:id="list154849030828294" text:continue-list="list4074697735" text:style-name="L3">
        <text:list-item>
          <text:p text:style-name="P33"><text:span text:style-name="T13">Press </text:span><text:span text:style-name="T1">NUM</text:span><text:span text:style-name="T13"> button (</text:span><text:span text:style-name="T2">upper left</text:span><text:span text:style-name="T13">) to increment 1st number (number in parens indicates actual number dispensed, </text:span><text:span text:style-name="T14">e.g. 5=12 flares dispensed</text:span><text:span text:style-name="T13">).</text:span></text:p>
        </text:list-item>
        <text:list-item>
          <text:p text:style-name="P33"><text:span text:style-name="T13">Press </text:span><text:span text:style-name="T1">SEQ</text:span><text:span text:style-name="T13"> button (</text:span><text:span text:style-name="T2">middle left</text:span><text:span text:style-name="T13">) to increment 2nd number.</text:span></text:p>
        </text:list-item>
        <text:list-item>
          <text:p text:style-name="P33"><text:span text:style-name="T13">Press </text:span><text:span text:style-name="T3">INT</text:span><text:span text:style-name="T13"> button (</text:span><text:span text:style-name="T2">upper right</text:span><text:span text:style-name="T13">) to increment 3rd number (number in parens indicates actual interval delay, </text:span><text:span text:style-name="T14">e.g. 7=0.25 seconds</text:span><text:span text:style-name="T13">).</text:span></text:p>
        </text:list-item>
        <text:list-item>
          <text:p text:style-name="P29">Press <text:span text:style-name="T22">RESET PROG</text:span> button <text:span text:style-name="T62">(</text:span><text:span text:style-name="T34">middle right</text:span><text:span text:style-name="T62">)</text:span> to reset to default values (110).</text:p>
        </text:list-item>
      </text:list>
      <text:p text:style-name="P1"/>
      <text:p text:style-name="P5">Set a navigation destination in ABRIS</text:p>
      <text:list xml:id="list1268032874" text:style-name="L5">
        <text:list-item>
          <text:p text:style-name="P20"><text:span text:style-name="T54">Press </text:span><text:span text:style-name="T37">OSB 5</text:span><text:span text:style-name="T54"> to cycle to </text:span><text:span text:style-name="T37">NAV</text:span><text:span text:style-name="T54"> page. <text:s/>Press </text:span><text:span text:style-name="T37">MAP</text:span><text:span text:style-name="T54"> OSB, then </text:span><text:span text:style-name="T33">INFO</text:span><text:span text:style-name="T51">. <text:s/>This centers your position on the map and enables a cursor.</text:span></text:p>
        </text:list-item>
        <text:list-item>
          <text:p text:style-name="P20"><text:span text:style-name="T51">Move the cursor on the map with the </text:span><text:span text:style-name="T33">lower right knob</text:span><text:span text:style-name="T51"> on the ABRIS. <text:s/></text:span><text:span text:style-name="T33">Right-click</text:span><text:span text:style-name="T51"> the knob to toggle between moving left/right and up/down.</text:span></text:p>
        </text:list-item>
        <text:list-item>
          <text:p text:style-name="P23"><text:span text:style-name="T39">Press </text:span><text:span text:style-name="T22">SCALE+</text:span><text:span text:style-name="T39"> and </text:span><text:span text:style-name="T22">SCALE-</text:span><text:span text:style-name="T39"> OSBs to zoom in and out, and recenter the map on the cursor.</text:span></text:p>
        </text:list-item>
        <text:list-item>
          <text:p text:style-name="P23"><text:span text:style-name="T39">When the cursor is over your destination, press </text:span><text:span text:style-name="T22">INFO</text:span><text:span text:style-name="T39"> OSB again, then press </text:span><text:span text:style-name="T22">TO</text:span><text:span text:style-name="T39"> OSB to set a direct course.</text:span></text:p>
        </text:list-item>
        <text:list-item>
          <text:p text:style-name="P23"><text:span text:style-name="T39">The </text:span><text:span text:style-name="T22">DTA</text:span><text:span text:style-name="T39"> (Desired Track Angle), </text:span><text:span text:style-name="T22">DST</text:span><text:span text:style-name="T39"> (Distance), and </text:span><text:span text:style-name="T22">ETA</text:span><text:span text:style-name="T39"> is shown in the bottom center panel of the ABRIS. <text:s/>Your </text:span><text:span text:style-name="T22">current track angle</text:span><text:span text:style-name="T39"> is shown at the top center.</text:span></text:p>
        </text:list-item>
        <text:list-item>
          <text:p text:style-name="P26"><text:span text:style-name="T39">Press </text:span><text:span text:style-name="T22">SUSP</text:span><text:span text:style-name="T39"> OSB to cycle between showing route from start to destination, and destination to start.</text:span></text:p>
        </text:list-item>
      </text:list>
      <text:p text:style-name="P2"/>
      <text:p text:style-name="P6">Performance limits</text:p>
      <text:list xml:id="list2389693236" text:style-name="L6">
        <text:list-item>
          <text:p text:style-name="P25">Max descent speed:</text:p>
          <text:list>
            <text:list-item>
              <text:p text:style-name="P25">Over 30 kph (translational lift): Unlimited</text:p>
            </text:list-item>
            <text:list-item>
              <text:p text:style-name="P25">Under 30 kph (no translational lift): ~4 m/s</text:p>
            </text:list-item>
          </text:list>
        </text:list-item>
        <text:list-item>
          <text:p text:style-name="P25">Max speed: ~300 kph (depends on air pressure, may be limited either due to retreating blade stall or to rotor coning in different conditions)</text:p>
        </text:list-item>
        <text:list-item>
          <text:p text:style-name="P24">When at or near max speed, avoid sudden maneuvers, particularly pitching up and to the righ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6T15:48:47.531000000</dc:date>
    <meta:editing-duration>PT12H25M1S</meta:editing-duration>
    <meta:editing-cycles>5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8" meta:word-count="621" meta:character-count="3554" meta:non-whitespace-character-count="3013"/>
  </office:meta>
</office:document-meta>
</file>